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73ed" officeooo:paragraph-rsid="000c73ed"/>
    </style:style>
    <style:style style:name="P2" style:family="paragraph" style:parent-style-name="Standard">
      <style:text-properties officeooo:paragraph-rsid="000c73ed"/>
    </style:style>
    <style:style style:name="P3" style:family="paragraph" style:parent-style-name="Standard">
      <style:text-properties officeooo:paragraph-rsid="000dbcde"/>
    </style:style>
    <style:style style:name="T1" style:family="text">
      <style:text-properties officeooo:rsid="000c73ed"/>
    </style:style>
    <style:style style:name="T2" style:family="text">
      <style:text-properties officeooo:rsid="000dbc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me Loops</text:p>
      <text:p text:style-name="P2"><text:a xlink:type="simple" xlink:href="http://www.koonsolo.com/news/dewitters-gameloop/"><text:span text:style-name="T1">http://www.koonsolo.com/news/dewitters-gameloop/</text:span></text:a></text:p>
      <text:p text:style-name="P2"><text:span text:style-name="T1"/></text:p>
      <text:p text:style-name="P3"><text:span text:style-name="T2">Direct X 11 tutorials</text:span></text:p>
      <text:p text:style-name="P3"><text:a xlink:type="simple" xlink:href="http://www.rastertek.com/tutdx11s2ter.html"><text:span text:style-name="T2">http://www.rastertek.com/tutdx11s2ter.html</text:span></text:a></text:p>
      <text:p text:style-name="P3"><text:span text:style-name="T2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9:06:00.67</meta:creation-date>
    <dc:date>2016-02-14T20:24:04.86</dc:date>
    <meta:editing-duration>P0D</meta:editing-duration>
    <meta:editing-cycles>2</meta:editing-cycles>
    <meta:generator>LibreOffice/3.6$Windows_x86 LibreOffice_project/e29a214-2bbed72-0621de6-a97528c-8f066d</meta:generator>
    <meta:document-statistic meta:table-count="0" meta:image-count="0" meta:object-count="0" meta:page-count="1" meta:paragraph-count="4" meta:word-count="8" meta:character-count="121" meta:non-whitespace-character-count="117"/>
  </office:meta>
</office:document-meta>
</file>